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1pt" style:text-underline-style="solid" style:text-underline-width="auto" style:text-underline-color="font-color" fo:font-weight="bold" officeooo:rsid="003f4693" officeooo:paragraph-rsid="003f4693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Arial" fo:font-size="11pt" style:text-underline-style="none" fo:font-weight="normal" officeooo:rsid="004c8f5e" officeooo:paragraph-rsid="004c8f5e" style:font-size-asian="11pt" style:font-weight-asian="normal" style:font-size-complex="11pt" style:font-weight-complex="normal"/>
    </style:style>
    <style:style style:name="P4" style:family="paragraph" style:parent-style-name="Text_20_body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text-properties officeooo:paragraph-rsid="002e61a6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NugSoth" fo:font-size="14pt" fo:font-style="normal" style:text-underline-style="none" fo:font-weight="normal" officeooo:rsid="002a06b0" officeooo:paragraph-rsid="002bacdc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c64f0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2bacdc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P1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da77a" officeooo:paragraph-rsid="002da77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13321" officeooo:paragraph-rsid="0041332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6e68d" officeooo:paragraph-rsid="0046e68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72771" officeooo:paragraph-rsid="0047277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53c6d" officeooo:paragraph-rsid="00453c6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3d4934" officeooo:paragraph-rsid="003d4934" style:text-blinking="false" fo:background-color="transparent" style:font-size-asian="11pt" style:font-size-complex="11pt"/>
    </style:style>
    <style:style style:name="P20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5393" officeooo:paragraph-rsid="0038539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783d" officeooo:paragraph-rsid="0039783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372" officeooo:paragraph-rsid="003b33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c333" officeooo:paragraph-rsid="003bc3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a3c08" officeooo:paragraph-rsid="004a3c0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34f87" officeooo:paragraph-rsid="00434f87" style:text-blinking="false" fo:background-color="transparent" style:font-size-asian="11pt" style:font-size-complex="11pt"/>
    </style:style>
    <style:style style:name="P2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123b" officeooo:paragraph-rsid="003c123b" style:text-blinking="false" fo:background-color="transparent" style:font-size-asian="11pt" style:font-size-complex="11pt"/>
    </style:style>
    <style:style style:name="P2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eebd" officeooo:paragraph-rsid="003c123b" style:text-blinking="false" fo:background-color="transparent" style:font-size-asian="11pt" style:font-size-complex="11pt"/>
    </style:style>
    <style:style style:name="P2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transparent" style:font-size-asian="11pt" style:font-size-complex="11pt"/>
    </style:style>
    <style:style style:name="P2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bacdc" style:text-blinking="false" fo:background-color="transparent" style:font-size-asian="11pt" style:font-size-complex="11pt"/>
    </style:style>
    <style:style style:name="P3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1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2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3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42c" officeooo:paragraph-rsid="002f642c" style:text-blinking="false" fo:background-color="transparent" style:font-size-asian="11pt" style:font-size-complex="11pt"/>
    </style:style>
    <style:style style:name="P3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3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7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3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1384b" officeooo:paragraph-rsid="0051384b" style:text-blinking="false" fo:background-color="transparent" style:font-size-asian="11pt" style:font-size-complex="11pt"/>
    </style:style>
    <style:style style:name="P4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#ffff00" style:font-size-asian="11pt" style:font-size-complex="11pt"/>
    </style:style>
    <style:style style:name="P41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paragraph-rsid="002f364c"/>
    </style:style>
    <style:style style:name="P4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3cec42"/>
    </style:style>
    <style:style style:name="P43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4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rsid="004e8dae" officeooo:paragraph-rsid="004e8dae"/>
    </style:style>
    <style:style style:name="P4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rsid="00377c6d" officeooo:paragraph-rsid="00377c6d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ec42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364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357a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13" style:family="text">
      <style:text-properties officeooo:rsid="0022b86d"/>
    </style:style>
    <style:style style:name="T14" style:family="text">
      <style:text-properties officeooo:rsid="00248363"/>
    </style:style>
    <style:style style:name="T15" style:family="text">
      <style:text-properties officeooo:rsid="002bacdc"/>
    </style:style>
    <style:style style:name="T16" style:family="text">
      <style:text-properties officeooo:rsid="002f364c"/>
    </style:style>
    <style:style style:name="T17" style:family="text">
      <style:text-properties officeooo:rsid="00327c80"/>
    </style:style>
    <style:style style:name="T18" style:family="text">
      <style:text-properties style:font-name="Arial" fo:font-size="11pt" officeooo:rsid="00327c80" style:font-size-asian="11pt" style:font-size-complex="11pt"/>
    </style:style>
    <style:style style:name="T19" style:family="text">
      <style:text-properties style:font-name="Arial" fo:font-size="11pt" officeooo:rsid="002e61a6" style:font-size-asian="11pt" style:font-size-complex="11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4c8f5e" fo:background-color="#ffff00" loext:char-shading-value="0"/>
    </style:style>
    <style:style style:name="T23" style:family="text">
      <style:text-properties officeooo:rsid="004e8dae"/>
    </style:style>
    <style:style style:name="T24" style:family="text">
      <style:text-properties fo:color="#c9211e" officeooo:rsid="004e8dae"/>
    </style:style>
    <style:style style:name="T25" style:family="text">
      <style:text-properties officeooo:rsid="0052c2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docs-internal-guid-874089c3-7fff-b4f2-d4a4-fb9a77642bbb"/><text:span text:style-name="T12">Shadow Stalker</text:span><text:span text:style-name="T11"> </text:span></text:p>
      <text:p text:style-name="P7">SHADOW STALKER</text:p>
      <text:p text:style-name="P1"/>
      <text:p text:style-name="P2">Notes</text:p>
      <text:p text:style-name="P3">Lights only work with backgrounds...still need to figure out.</text:p>
      <text:p text:style-name="P13"><text:span text:style-name="T4">B</text:span><text:span text:style-name="T3">ugs</text:span></text:p>
      <text:p text:style-name="P10"/>
      <text:list xml:id="list1314399317" text:style-name="L1">
        <text:list-item>
          <text:p text:style-name="P14">Fix waterfall <text:span text:style-name="T16">design...</text:span><text:span text:style-name="T17">lower it</text:span></text:p>
        </text:list-item>
        <text:list-item>
          <text:p text:style-name="P15">Keys respawning on level load</text:p>
        </text:list-item>
        <text:list-item>
          <text:p text:style-name="P41"><text:span text:style-name="T9">Player doesn’t die when </text:span><text:span text:style-name="T10">the lantern goes out. Works in other contexts.</text:span></text:p>
        </text:list-item>
        <text:list-item>
          <text:p text:style-name="P44"><text:span text:style-name="T10">S</text:span><text:span text:style-name="T8">ign and bridge in front of fog</text:span></text:p>
        </text:list-item>
        <text:list-item>
          <text:p text:style-name="P45"><text:span text:style-name="T10">B</text:span><text:span text:style-name="T8">ackground in town changes color with lantern scale.</text:span></text:p>
        </text:list-item>
        <text:list-item>
          <text:p text:style-name="P20">Cave tileset has spaces in certain circumstances (maybe not fix?)</text:p>
        </text:list-item>
        <text:list-item>
          <text:p text:style-name="P21">Player dying set in level controller not working.</text:p>
        </text:list-item>
        <text:list-item>
          <text:p text:style-name="P22">Entering church area can cause player to pop into the air. <text:span text:style-name="T24">Seems to happen when going to the area from the caves</text:span></text:p>
        </text:list-item>
        <text:list-item>
          <text:p text:style-name="P23">Player able to jump/duck before lift is at the bottom. <text:span text:style-name="T24">Seems to be automatically jump from one play test</text:span></text:p>
        </text:list-item>
        <text:list-item>
          <text:p text:style-name="P16">Ducking while in air freezes the player in place</text:p>
        </text:list-item>
        <text:list-item>
          <text:p text:style-name="P24">Player animation for ladder climbing <text:span text:style-name="T23">won’t animate</text:span></text:p>
        </text:list-item>
        <text:list-item>
          <text:p text:style-name="P17">Player jumpForce doesn’t do anything is hard set somewhere<text:span text:style-name="T21"> </text:span><text:span text:style-name="T22">Changed variable to jForce now works...might break something, but seems fine now.</text:span></text:p>
        </text:list-item>
        <text:list-item>
          <text:p text:style-name="P18">Lift control works anywhere on the level</text:p>
        </text:list-item>
      </text:list>
      <text:p text:style-name="P9"/>
      <text:p text:style-name="P11"><text:span text:style-name="T1">T</text:span><text:span text:style-name="T2">o Do</text:span></text:p>
      <text:p text:style-name="P4"/>
      <text:list xml:id="list3108769662" text:style-name="L2">
        <text:list-item>
          <text:p text:style-name="P25">Clean code and comment</text:p>
        </text:list-item>
        <text:list-item>
          <text:p text:style-name="P39">Add in floating hanging shadows like those found in Horseshoe Canyon <text:span text:style-name="T25">in the forest level in a clearing</text:span></text:p>
        </text:list-item>
        <text:list-item>
          <text:p text:style-name="P26">Keep level loaded in memory when in the save room to increase performance when leaving it.</text:p>
        </text:list-item>
        <text:list-item>
          <text:p text:style-name="P19">Make the fog on the town level smaller</text:p>
        </text:list-item>
        <text:list-item>
          <text:p text:style-name="P42"><text:span text:style-name="T7">Popups for books etc...</text:span><text:a xlink:type="simple" xlink:href="https://docs.godotengine.org/en/stable/classes/class_popup.html" text:style-name="Internet_20_link" text:visited-style-name="Visited_20_Internet_20_Link"><text:span text:style-name="T20">https://docs.godotengine.org/en/stable/classes/class_popup.html</text:span></text:a></text:p>
        </text:list-item>
        <text:list-item>
          <text:p text:style-name="P27">Pages for Necronomicon</text:p>
        </text:list-item>
        <text:list-item>
          <text:p text:style-name="P28">Level load times.</text:p>
        </text:list-item>
        <text:list-item>
          <text:p text:style-name="P29"><text:span text:style-name="T13">Level transition animatio</text:span><text:span text:style-name="T15">n</text:span></text:p>
        </text:list-item>
        <text:list-item>
          <text:p text:style-name="P34">Background fade to black as lantern goes out</text:p>
        </text:list-item>
        <text:list-item>
          <text:p text:style-name="P30">Player dying <text:span text:style-name="T14">and reloading (save point?)</text:span></text:p>
        </text:list-item>
        <text:list-item>
          <text:p text:style-name="P35"><text:soft-page-break/>Additional play animations (waking up at start of game)</text:p>
        </text:list-item>
        <text:list-item>
          <text:p text:style-name="P35">Madness effects (chromatic aberration), <text:span text:style-name="T13">illusions, </text:span><text:span text:style-name="T14">sounds of whispering</text:span></text:p>
        </text:list-item>
        <text:list-item>
          <text:p text:style-name="P36">Lift being at the bottom if the player enters from the town. </text:p>
        </text:list-item>
        <text:list-item>
          <text:p text:style-name="P35">Weather</text:p>
        </text:list-item>
        <text:list-item>
          <text:p text:style-name="P30">Multi-level puzzles</text:p>
        </text:list-item>
        <text:list-item>
          <text:p text:style-name="P30">Flashlight on/off</text:p>
        </text:list-item>
        <text:list-item>
          <text:p text:style-name="P30">Church holds the sun relic. This is the goal for the player and ends the game when obtained. It requires 5 pieces 6 with the inner circle?</text:p>
        </text:list-item>
        <text:list-item>
          <text:p text:style-name="P30">Player able to switch between no light, flashlight, and lantern. Lantern for short range. Flashlight for long range</text:p>
        </text:list-item>
        <text:list-item>
          <text:p text:style-name="P30">Glimpses of the “monsters”</text:p>
        </text:list-item>
        <text:list-item>
          <text:p text:style-name="P38">Player death (random times<text:span text:style-name="T15">)</text:span></text:p>
        </text:list-item>
        <text:list-item>
          <text:p text:style-name="P28">Conveyors</text:p>
        </text:list-item>
        <text:list-item>
          <text:p text:style-name="P40">Flickering light</text:p>
        </text:list-item>
      </text:list>
      <text:p text:style-name="P1"/>
      <text:p text:style-name="P8">HUD</text:p>
      <text:list xml:id="list1450937107" text:style-name="L3">
        <text:list-item>
          <text:p text:style-name="P31">In the pause menu?</text:p>
        </text:list-item>
        <text:list-item>
          <text:p text:style-name="P31">Battery power indicator for flashlight</text:p>
        </text:list-item>
        <text:list-item>
          <text:p text:style-name="P31">Candle indicator for lantern</text:p>
        </text:list-item>
        <text:list-item>
          <text:p text:style-name="P31">Keys/relics the player has</text:p>
        </text:list-item>
      </text:list>
      <text:p text:style-name="P1"/>
      <text:p text:style-name="P8">Levels</text:p>
      <text:list xml:id="list1398386261" text:style-name="L4">
        <text:list-item>
          <text:p text:style-name="P32">Town</text:p>
        </text:list-item>
        <text:list-item>
          <text:p text:style-name="P32">Church (Sun relic)</text:p>
        </text:list-item>
        <text:list-item>
          <text:p text:style-name="P43"><text:span text:style-name="T5">Cave</text:span><text:span text:style-name="T6">s</text:span></text:p>
        </text:list-item>
        <text:list-item>
          <text:p text:style-name="P32">Mountain (snow)</text:p>
        </text:list-item>
        <text:list-item>
          <text:p text:style-name="P32">Forest (with sporadic cabins)</text:p>
        </text:list-item>
        <text:list-item>
          <text:p text:style-name="P32">Bell tower</text:p>
        </text:list-item>
        <text:list-item>
          <text:p text:style-name="P32">Graveyard/mausoleum</text:p>
        </text:list-item>
        <text:list-item>
          <text:p text:style-name="P32">Swamp</text:p>
        </text:list-item>
        <text:list-item>
          <text:p text:style-name="P32">Bridge </text:p>
        </text:list-item>
      </text:list>
      <text:p text:style-name="P1"/>
      <text:p text:style-name="P8">Puzzles/Level Design</text:p>
      <text:list xml:id="list2736382765" text:style-name="L5">
        <text:list-item>
          <text:p text:style-name="P33">Collect scrolls to unlock Sun key piece</text:p>
        </text:list-item>
        <text:list-item>
          <text:p text:style-name="P33">Find a lever that opens the cave<text:span text:style-name="T15">s</text:span></text:p>
        </text:list-item>
        <text:list-item>
          <text:p text:style-name="P37">Church door locked by sun shards and the inside to have the puzzle for the Necronomicon scrolls?</text:p>
        </text:list-item>
      </text:list>
      <text:p text:style-name="P1"/>
      <text:p text:style-name="P8"><text:soft-page-break/>Narrative</text:p>
      <text:p text:style-name="P1"/>
      <text:p text:style-name="P6">We became the cogs in our own meat grinder.</text:p>
      <text:p text:style-name="P5"><text:span text:style-name="T18">The earthquake and storm have us off course </text:span><text:span text:style-name="T19">but an island </text:span><text:span text:style-name="T18">is </text:span><text:span text:style-name="T19">in the distance, we shall sail there and hope for salvation.</text:span></text:p>
      <text:p text:style-name="P6">...they come for us through the darkness...never the light...</text:p>
      <text:p text:style-name="P6">...light! More light!</text:p>
      <text:p text:style-name="P6">...we have come to call them shadow stalkers...</text:p>
      <text:p text:style-name="P6">...the absence of light draws them out...</text:p>
      <text:p text:style-name="P6">...cursed...will the darkness ever end?</text:p>
      <text:p text:style-name="P6">...whatever god or beast we angered...we have paid for it...</text:p>
      <text:p text:style-name="P6">...may the sun, willingly, come and guide us from this fate.</text:p>
      <text:p text:style-name="P6">...we spotted a wrecked ship. Hopes are someone survived and can save us.</text:p>
      <text:p text:style-name="P6">...our records will surpass our lives...and tell the story of a horrible fate.</text:p>
      <text:p text:style-name="P6">...</text:p>
      <text:p text:style-name="P1"/>
      <text:p text:style-name="P6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7-27T17:33:07.726098038</dc:date>
    <meta:editing-duration>PT11H22M16S</meta:editing-duration>
    <meta:editing-cycles>50</meta:editing-cycles>
    <meta:generator>LibreOffice/6.4.5.2$Linux_X86_64 LibreOffice_project/40$Build-2</meta:generator>
    <meta:document-statistic meta:table-count="0" meta:image-count="0" meta:object-count="0" meta:page-count="3" meta:paragraph-count="79" meta:word-count="593" meta:character-count="3318" meta:non-whitespace-character-count="2850"/>
  </office:meta>
</office:document-meta>
</file>